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row>
          <table:table-cell office:value-type="string">
            <text:p># Relational Databases (RDBMS) vs NoSQL Databases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## Relational Databases (RDBMS)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Examples: MySQL, PostgreSQL, Oracle Database, Microsoft SQL Server</text:p>
          </table:table-cell>
          <table:table-cell/>
          <table:table-cell/>
        </table:table-row>
        <table:table-row>
          <table:table-cell office:value-type="string">
            <text:p>Data Model: Structured — tables with rows and columns</text:p>
          </table:table-cell>
          <table:table-cell/>
          <table:table-cell/>
        </table:table-row>
        <table:table-row>
          <table:table-cell office:value-type="string">
            <text:p>Schema: Fixed and predefined</text:p>
          </table:table-cell>
          <table:table-cell/>
          <table:table-cell/>
        </table:table-row>
        <table:table-row>
          <table:table-cell office:value-type="string">
            <text:p>Query Language: SQL (Structured Query Language)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### Advantages of Relational Databases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1. Data Integrity and Consistency (ACID Compliance)</text:p>
          </table:table-cell>
          <table:table-cell/>
          <table:table-cell/>
        </table:table-row>
        <table:table-row>
          <table:table-cell office:value-type="string">
            <text:p>- Guarantees reliable transactions via Atomicity, Consistency, Isolation, and Durability.</text:p>
          </table:table-cell>
          <table:table-cell/>
          <table:table-cell/>
        </table:table-row>
        <table:table-row>
          <table:table-cell office:value-type="string">
            <text:p>- Ideal for financial or mission-critical systems that cannot tolerate data loss or inconsistency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2. Structured and Organized Data Storage</text:p>
          </table:table-cell>
          <table:table-cell/>
          <table:table-cell/>
        </table:table-row>
        <table:table-row>
          <table:table-cell office:value-type="string">
            <text:p>- Excellent for data that fits well into predictable, tabular formats with relationships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3. Powerful Query Capability (SQL)</text:p>
          </table:table-cell>
          <table:table-cell/>
          <table:table-cell/>
        </table:table-row>
        <table:table-row>
          <table:table-cell office:value-type="string">
            <text:p>- SQL allows complex joins, aggregations, filtering, and analytics on multiple tables with ease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4. Strong Data Relationships</text:p>
          </table:table-cell>
          <table:table-cell/>
          <table:table-cell/>
        </table:table-row>
        <table:table-row>
          <table:table-cell office:value-type="string">
            <text:p>- Built-in foreign keys and normalization maintain referential integrity between tables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5. Mature Ecosystem and Tooling</text:p>
          </table:table-cell>
          <table:table-cell/>
          <table:table-cell/>
        </table:table-row>
        <table:table-row>
          <table:table-cell office:value-type="string">
            <text:p>- Decades of use mean robust tools, documentation, security frameworks, and community support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### Disadvantages of Relational Databases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1. Limited Scalability</text:p>
          </table:table-cell>
          <table:table-cell/>
          <table:table-cell/>
        </table:table-row>
        <table:table-row>
          <table:table-cell office:value-type="string">
            <text:p>- Primarily scales vertically (adding resources to one server), which is expensive and less efficient for huge datasets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2. Rigid Schema</text:p>
          </table:table-cell>
          <table:table-cell/>
          <table:table-cell/>
        </table:table-row>
        <table:table-row>
          <table:table-cell office:value-type="string">
            <text:p>- Changes to table structure require schema migrations and can cause downtime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3. Performance Bottlenecks at Scale</text:p>
          </table:table-cell>
          <table:table-cell/>
          <table:table-cell/>
        </table:table-row>
        <table:table-row>
          <table:table-cell office:value-type="string">
            <text:p>- Handling complex queries, joins, and large-scale data can degrade performance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4. Poor Fit for Unstructured Data</text:p>
          </table:table-cell>
          <table:table-cell/>
          <table:table-cell/>
        </table:table-row>
        <table:table-row>
          <table:table-cell office:value-type="string">
            <text:p>- Doesn’t naturally handle JSON, multimedia, user-generated, or hierarchical data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5. Difficult to Distribute</text:p>
          </table:table-cell>
          <table:table-cell/>
          <table:table-cell/>
        </table:table-row>
        <table:table-row>
          <table:table-cell office:value-type="string">
            <text:p>- Partitioning (sharding) across multiple servers is complex compared to NoSQL systems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## NoSQL Databases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Examples: MongoDB, Cassandra, DynamoDB, Couchbase, Redis, Neo4j</text:p>
          </table:table-cell>
          <table:table-cell/>
          <table:table-cell/>
        </table:table-row>
        <table:table-row>
          <table:table-cell office:value-type="string">
            <text:p>Data Model: Document, Key-value, Graph, or Column-family</text:p>
          </table:table-cell>
          <table:table-cell/>
          <table:table-cell/>
        </table:table-row>
        <table:table-row>
          <table:table-cell office:value-type="string">
            <text:p>Schema: Flexible or schema-less</text:p>
          </table:table-cell>
          <table:table-cell/>
          <table:table-cell/>
        </table:table-row>
        <table:table-row>
          <table:table-cell office:value-type="string">
            <text:p>Query Language: Varies by database (not standardized)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### Advantages of NoSQL Databases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1. Flexible Schema</text:p>
          </table:table-cell>
          <table:table-cell/>
          <table:table-cell/>
        </table:table-row>
        <table:table-row>
          <table:table-cell office:value-type="string">
            <text:p>- Can easily store unstructured, semi-structured, or rapidly evolving data formats (e.g., JSON)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2. Horizontal Scalability</text:p>
          </table:table-cell>
          <table:table-cell/>
          <table:table-cell/>
        </table:table-row>
        <table:table-row>
          <table:table-cell office:value-type="string">
            <text:p>- Designed to scale outward across clusters — ideal for global-scale or high-traffic applications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3. High Performance</text:p>
          </table:table-cell>
          <table:table-cell/>
          <table:table-cell/>
        </table:table-row>
        <table:table-row>
          <table:table-cell office:value-type="string">
            <text:p>- Optimized for fast reads and writes, suitable for real-time apps and big data workloads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4. Built-in Distribution and Fault Tolerance</text:p>
          </table:table-cell>
          <table:table-cell/>
          <table:table-cell/>
        </table:table-row>
        <table:table-row>
          <table:table-cell office:value-type="string">
            <text:p>- Supports data replication and partitioning automatically for high availability and resilience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5. Supports Unstructured Data Easily</text:p>
          </table:table-cell>
          <table:table-cell/>
          <table:table-cell/>
        </table:table-row>
        <table:table-row>
          <table:table-cell office:value-type="string">
            <text:p>- Perfect for IoT, analytics, social media, and changing data models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### Disadvantages of NoSQL Databases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1. Eventual Consistency (Weaker Guarantees)</text:p>
          </table:table-cell>
          <table:table-cell/>
          <table:table-cell/>
        </table:table-row>
        <table:table-row>
          <table:table-cell office:value-type="string">
            <text:p>- Most follow BASE principles (Basically Available, Soft state, Eventually consistent), sacrificing immediate consistency for performance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2. Lack of Standardized Query Language</text:p>
          </table:table-cell>
          <table:table-cell/>
          <table:table-cell/>
        </table:table-row>
        <table:table-row>
          <table:table-cell office:value-type="string">
            <text:p>- Each system has its own querying model, making interoperability harder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3. Limited Transactional Support</text:p>
          </table:table-cell>
          <table:table-cell/>
          <table:table-cell/>
        </table:table-row>
        <table:table-row>
          <table:table-cell office:value-type="string">
            <text:p>- Multi-document or multi-table transactions are weak or unsupported in some systems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4. Data Duplication and Maintenance Overhead</text:p>
          </table:table-cell>
          <table:table-cell/>
          <table:table-cell/>
        </table:table-row>
        <table:table-row>
          <table:table-cell office:value-type="string">
            <text:p>- Denormalization improves read speed but increases redundancy and sync issues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5. Less Mature Security and Tooling</text:p>
          </table:table-cell>
          <table:table-cell/>
          <table:table-cell/>
        </table:table-row>
        <table:table-row>
          <table:table-cell office:value-type="string">
            <text:p>- Ecosystem and performance monitoring tools are newer compared to RDBMS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## Quick Comparison Table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Feature</text:p>
          </table:table-cell>
          <table:table-cell office:value-type="string">
            <text:p>Relational Database (RDBMS)</text:p>
          </table:table-cell>
          <table:table-cell office:value-type="string">
            <text:p>NoSQL Database</text:p>
          </table:table-cell>
        </table:table-row>
        <table:table-row>
          <table:table-cell office:value-type="string">
            <text:p>Data Model</text:p>
          </table:table-cell>
          <table:table-cell office:value-type="string">
            <text:p>Structured (tables)</text:p>
          </table:table-cell>
          <table:table-cell office:value-type="string">
            <text:p>Flexible (documents, key-value, etc.)</text:p>
          </table:table-cell>
        </table:table-row>
        <table:table-row>
          <table:table-cell office:value-type="string">
            <text:p>Schema</text:p>
          </table:table-cell>
          <table:table-cell office:value-type="string">
            <text:p>Fixed</text:p>
          </table:table-cell>
          <table:table-cell office:value-type="string">
            <text:p>Dynamic</text:p>
          </table:table-cell>
        </table:table-row>
        <table:table-row>
          <table:table-cell office:value-type="string">
            <text:p>Consistency</text:p>
          </table:table-cell>
          <table:table-cell office:value-type="string">
            <text:p>Strong (ACID)</text:p>
          </table:table-cell>
          <table:table-cell office:value-type="string">
            <text:p>Eventual (BASE)</text:p>
          </table:table-cell>
        </table:table-row>
        <table:table-row>
          <table:table-cell office:value-type="string">
            <text:p>Scalability</text:p>
          </table:table-cell>
          <table:table-cell office:value-type="string">
            <text:p>Vertical</text:p>
          </table:table-cell>
          <table:table-cell office:value-type="string">
            <text:p>Horizontal</text:p>
          </table:table-cell>
        </table:table-row>
        <table:table-row>
          <table:table-cell office:value-type="string">
            <text:p>Performance</text:p>
          </table:table-cell>
          <table:table-cell office:value-type="string">
            <text:p>Slower at very large scale</text:p>
          </table:table-cell>
          <table:table-cell office:value-type="string">
            <text:p>Optimized for rapid reads/writes</text:p>
          </table:table-cell>
        </table:table-row>
        <table:table-row>
          <table:table-cell office:value-type="string">
            <text:p>Best For</text:p>
          </table:table-cell>
          <table:table-cell office:value-type="string">
            <text:p>Structured data, relationships</text:p>
          </table:table-cell>
          <table:table-cell office:value-type="string">
            <text:p>Big data, unstructured data</text:p>
          </table:table-cell>
        </table:table-row>
        <table:table-row>
          <table:table-cell office:value-type="string">
            <text:p>Query Language</text:p>
          </table:table-cell>
          <table:table-cell office:value-type="string">
            <text:p>SQL (standardized)</text:p>
          </table:table-cell>
          <table:table-cell office:value-type="string">
            <text:p>Varies per system</text:p>
          </table:table-cell>
        </table:table-row>
        <table:table-row>
          <table:table-cell office:value-type="string">
            <text:p>Examples</text:p>
          </table:table-cell>
          <table:table-cell office:value-type="string">
            <text:p>MySQL, PostgreSQL, Oracle</text:p>
          </table:table-cell>
          <table:table-cell office:value-type="string">
            <text:p>MongoDB, Cassandra, Redis</text:p>
          </table:table-cell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## When to Use Each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### Use Relational Databases When</text:p>
          </table:table-cell>
          <table:table-cell/>
          <table:table-cell/>
        </table:table-row>
        <table:table-row>
          <table:table-cell office:value-type="string">
            <text:p>- Your data is structured and relationships are important.</text:p>
          </table:table-cell>
          <table:table-cell/>
          <table:table-cell/>
        </table:table-row>
        <table:table-row>
          <table:table-cell office:value-type="string">
            <text:p>- You need strong consistency and complex queries.</text:p>
          </table:table-cell>
          <table:table-cell/>
          <table:table-cell/>
        </table:table-row>
        <table:table-row>
          <table:table-cell office:value-type="string">
            <text:p>- Examples: Banking, ERP, inventory, HR systems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### Use NoSQL Databases When</text:p>
          </table:table-cell>
          <table:table-cell/>
          <table:table-cell/>
        </table:table-row>
        <table:table-row>
          <table:table-cell office:value-type="string">
            <text:p>- Your data is large, dynamic, and doesn’t fit neatly into tables.</text:p>
          </table:table-cell>
          <table:table-cell/>
          <table:table-cell/>
        </table:table-row>
        <table:table-row>
          <table:table-cell office:value-type="string">
            <text:p>- You need global scalability and speed.</text:p>
          </table:table-cell>
          <table:table-cell/>
          <table:table-cell/>
        </table:table-row>
        <table:table-row>
          <table:table-cell office:value-type="string">
            <text:p>- Examples: IoT dashboards, social apps, recommendation engines, logs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## Modern Approach: Polyglot Persistence</text:p>
          </table:table-cell>
          <table:table-cell/>
          <table:table-cell/>
        </table:table-row>
        <table:table-row>
          <table:table-cell office:value-type="string">
            <text:p>Many modern architectures combine both:</text:p>
          </table:table-cell>
          <table:table-cell/>
          <table:table-cell/>
        </table:table-row>
        <table:table-row>
          <table:table-cell office:value-type="string">
            <text:p>- Use RDBMS for transactional and structured data.</text:p>
          </table:table-cell>
          <table:table-cell/>
          <table:table-cell/>
        </table:table-row>
        <table:table-row>
          <table:table-cell office:value-type="string">
            <text:p>- Use NoSQL for scalability, caching, or analytics components.</text:p>
          </table:table-cell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-type="string">
            <text:p>This hybrid model balances data integrity with performance and flexibility.</text:p>
          </table:table-cell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